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6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31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Sobre monos y pingüino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2.8</text:user-defined> RC</text:p>
          </table:table-cell>
          <table:table-cell table:style-name="Versiones.B2" office:value-type="string">
            <text:p text:style-name="P11">Versión preparada para ser entregada</text:p>
          </table:table-cell>
        </table:table-row>
        <table:table-row>
          <table:table-cell table:style-name="Versiones.A3" office:value-type="string">
            <text:p text:style-name="P10">2.7</text:p>
          </table:table-cell>
          <table:table-cell table:style-name="Versiones.B2" office:value-type="string">
            <text:p text:style-name="P11">La señora profesora ha revisado de nuevo parte del texto para una mayor comprensión.</text:p>
          </table:table-cell>
        </table:table-row>
        <table:table-row>
          <table:table-cell table:style-name="Versiones.A2" office:value-type="string">
            <text:p text:style-name="P10">2.6</text:p>
          </table:table-cell>
          <table:table-cell table:style-name="Versiones.B2" office:value-type="string">
            <text:p text:style-name="P11">Nueva revisión por parte de la profesora</text:p>
          </table:table-cell>
        </table:table-row>
      </table:table>
      <text:p text:style-name="P6"/>
      <text:p text:style-name="P12">Autor:</text:p>
      <text:p text:style-name="P12"><text:user-defined text:name="Autor">Rubén Paje del Pino</text:user-defined></text:p>
      <text:p text:style-name="P12">i01023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7">1.1 Primer y segundo párrafo (corregidos los días 1-X-07 y 2-X-07)<text:tab/>3</text:p>
          <text:p text:style-name="P17">1.2 Tercer y cuarto párrafo (corregido el día 2-X-07)<text:tab/>3</text:p>
          <text:p text:style-name="P17">1.3 Quinto párrafo (corregido el día 2-X-07)<text:tab/>4</text:p>
          <text:p text:style-name="P17">1.4 Sexto párrafo (corregido el día 8-X-07)<text:tab/>4</text:p>
          <text:p text:style-name="P17">1.5 Sexto párrafo (corregido el día 8-X-07)<text:tab/>4</text:p>
          <text:p text:style-name="P17">1.6 Séptimo párrafo (corregido el día 8-X-07)<text:tab/>4</text:p>
          <text:p text:style-name="P17">1.7 Octavo párrafo (corregido el día 9-X-07)<text:tab/>5</text:p>
          <text:p text:style-name="P17">1.8 Noveno párrafo (corregido el día 9-X-07)<text:tab/>5</text:p>
          <text:p text:style-name="P16">2. Explicación a algunas de las traducciones más complicadas<text:tab/>5</text:p>
        </text:index-body>
      </text:table-of-content>
      <text:p text:style-name="P13"/>
      <text:section text:style-name="Sect4" text:name="Área2">
        <text:h text:style-name="P14" text:outline-level="1">1. Traducción del texto</text:h>
        <text:h text:style-name="Heading_20_2" text:outline-level="2">1.1 Primer y segundo párrafo (corregidos los días 1-X-07 y 2-X-07, corregido de nuevo el 23-X-07)</text:h>
        <text:p text:style-name="P6">Para quien no haya oído hablar jamás de la compañía SCO, que se pronuncia “Skoh” como en Scopes. De hecho el caso SCO de 2003 se va pareciendo cada vez más al famoso “Scopes Monkey Trial” que tuvo lugar en Scopes de 1925 que enfrentó a fundamentalistas religiosos y progresistas <text:s/>porque estos últimos querían que se enseñaran las teorías evolutivas de Darwin además del creacionismo bíblico en las aulas estadounidenses. El caso SCO juega el mismo papel en la guerra que ahora afecta a la industria del software. Por un lado tenemos a los homólogos fundamentalistas, tipos trajeados que se aferran a los sistemas propietarios y cerrados. Por el otro tenemos a los evolucionistas de nuestros días, un grupo de melenudos que promueven la colaboración y la apertura del código tal como es Linux, un sistema operativo que cualquiera puede descargarse y personalizar sin coste alguno. Si bien el juicio del año 1925 tuvo como símbolo a un mono, el caso del año 2003 tiene el logotipo de Linux, que es un bonito pingüino.</text:p>
        <text:p text:style-name="P6">Encabezando los fundamentalistas está Darl McBride, quien fue contratado como presidente de SCO hace un año. Por aquel entonce, SCO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los había adquirido a Novell y esta a su vez a AT&amp;T. Mr McBride, al igual que varios directores de Caldera, había trabajado para Novell y es un devoto mormón, por lo que parecía ser el candidato idóneo para rescatar a la empresa</text:p>
        <text:p text:style-name="P6"/>
        <text:h text:style-name="P15" text:outline-level="2">1.2 Tercer y cuarto párrafo (corregido el día 2-X-07)</text:h>
        <text:p text:style-name="P6">En seguida comenzó a pensar en “cómo aprovechar nuestros activos”. Por ejemplo, los derechos que tenía Caldera sobre UNIX, y así como los monos y los humanos comparten los ancestros supuestamente, algunos sistemas operativos proceden de UNIX, incluido Linux. Tal y como suponía, Mr McBride dijo que enseguida encontró numerosas y extensas violaciones contra la propiedad intelectual de Caldera sobre el código de Linux. A un nivel más general (y lo que es más sorprendente al ser distribuidor de Linux), pensaba que toda la moda del software libre era marcadamente “comunista”, y añadió: “en economía no hay nada gratis”.</text:p>
        <text:p text:style-name="P6">Por lo tanto Mr McBride se preparó para la guerra, cambió el nombre de Caldera por SCO (las iniciales de Santa Cruz Operations, un nombre más claro), y contrató a David Boies, un abogado que había adquirido una reputación internacional por haber representado al gobierno de Estados Unidos contra Microsoft, y luego a Al Gore en el problema de las tarjetas perforadas de las elecciones presidenciales de Florida en el año 2000. Después atacó. En marzo, demandó a IBM, una gran partidaria de Linux, por daños de 1000 millones de dólares, que después aumentó a 3000 millones de dólares. En junio, abrió un nuevo frente al amenazar a 1500 compañías que usaban Linux. En julio, anunció que el precio de una licencia debería ser de 699 dólares por servidor.</text:p>
        <text:p text:style-name="P6"/>
        <text:h text:style-name="P15" text:outline-level="2">1.3 Quinto párrafo (corregido el día 2-X-07)</text:h>
        <text:p text:style-name="P6">Al principio, se rumoreaba en la industria que la estrategia del Mr McBride era sencillamente <text:soft-page-break/>hacer que IBM arreglara al final la situación calamitosa de SCO comprándola, y además ya había habido precedentes. Antes de que McBride llegara a la empresa, una vez un director de Caldera había demandado a Microsoft con lo que obtuvieron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fuera de Utah). La batalla de Linux, de cualquier manera, “no es nada sobre demandas sino de hacer lo correcto” comentaba el señor McBride.</text:p>
        <text:p text:style-name="P6"/>
        <text:h text:style-name="P15" text:outline-level="2">1.4 Sexto párrafo (corregido el día 8-X-07)</text:h>
        <text:p text:style-name="P6">Sea como fuere, IBM no sólo no mostraba ninguna inclinación a comprar SCO sin que en agosto, IBM le demando a su vez, acusándole de haber violado la licencia de código abierto que rige Linux (que SCO, después de todo, ha estado distribuyendo) y haber infrin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6"/>
        <text:h text:style-name="P15" text:outline-level="2">1.5 Sexto párrafo (corregido el día 8-X-07)</text:h>
        <text:p text:style-name="P6">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6"/>
        <text:h text:style-name="P15" text:outline-level="2">1.6 Séptimo párrafo (corregido el día 8-X-07)</text:h>
        <text:p text:style-name="P6">Mr McBride argumentaba que no podía revelar el código que SCO reclama con todo detalle sería como abrir el código - lo que para él sería rendirse al comun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Aunque legalmente, no podía ser divulgada.</text:p>
        <text:p text:style-name="P6"/>
        <text:h text:style-name="P15" text:outline-level="2">1.7 Octavo párrafo (corregido el día 9-X-07)</text:h>
        <text:p text:style-name="P6">Lucha por la cultura libre de fanatismos religiosos</text:p>
        <text:p text:style-name="P6">En cuanto a impacto se refiere sí es importante, sin embargo. SCO ha causado tal confusión que algunas consultoras tecnológicas, tales como Gartner y Yankee Group, están aconsejando a sus <text:soft-page-break/>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aba pagando a un mercenario.</text:p>
        <text:p text:style-name="P6"/>
        <text:h text:style-name="P15" text:outline-level="2">1.8 Noveno párrafo (corregido el día 9-X-07)</text:h>
        <text:p text:style-name="P6">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 -modulación-.</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 -modulación-.</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 -transposición-.</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 -transposición-.</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hanging-chads episode in Florida in 2000</text:p>
            </table:table-cell>
            <table:table-cell table:style-name="Traducciones_5f_Complicadas.C2" office:value-type="string">
              <text:p text:style-name="Table_20_Contents">Se refiere al debate de las tarjetas perforadas de votación de las 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text:soft-page-break/>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 -transposición-.</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text:span text:style-name="T2">challenging</text:span> SCO to end the “<text:span text:style-name="T2">vagueness</text:span>” of its accusations</text:p>
            </table:table-cell>
            <table:table-cell table:style-name="Traducciones_5f_Complicadas.C2" office:value-type="string">
              <text:p text:style-name="Table_20_Contents">En la que alegaba que SCO estaba confuso sobre lo que tenía y le pedía -modulación-.</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biggest distributor in the world,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ext:soft-page-break/>“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o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 -modulación-.</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 -modula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6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16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fo:min-height="0.97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text:user-defined></text:span></text:p>
          <text:p text:style-name="P3"><text:span text:style-name="T1">Última rev:</text:span><text:span text:style-name="T1"><text:user-defined text:name="Última Revisión">18-XI-07</text:user-defined></text:span></text:p>
          <text:p text:style-name="P3"><text:span text:style-name="T1">Versión: </text:span><text:span text:style-name="T1"><text:user-defined text:name="Versión">2.8</text:user-defined></text:span></text:p>
          <text:p text:style-name="P3"><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

Los archivos en formato odt se abren con Openoffice: 
Descargable en http://www.openoffice.org/
Bajo licencia LGPL-2</dc:description>
    <dc:subject>Traducción de Textos</dc:subject>
    <dc:date>2007-12-18T00:17:16</dc:date>
    <meta:keyword>Sobre monos y pingüinos traducción de textos Rosario Plaza rplaza@fi.upm.es</meta:keyword>
    <meta:editing-cycles>32</meta:editing-cycles>
    <meta:editing-duration>PT19H19M9S</meta:editing-duration>
    <meta:user-defined meta:name="Autor">Rubén Paje del Pino</meta:user-defined>
    <meta:user-defined meta:name="Versión">2.8</meta:user-defined>
    <meta:user-defined meta:name="Texto">1</meta:user-defined>
    <meta:user-defined meta:name="Última Revisión">18-XI-07</meta:user-defined>
    <meta:document-statistic meta:table-count="2" meta:image-count="0" meta:object-count="0" meta:page-count="7" meta:paragraph-count="155" meta:word-count="2114" meta:character-count="12051"/>
  </office:meta>
</office:document-meta>
</file>